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898cm" fo:margin-left="1cm" table:align="left"/>
    </style:style>
    <style:style style:name="Tabelle1.A" style:family="table-column">
      <style:table-column-properties style:column-width="0.496cm"/>
    </style:style>
    <style:style style:name="Tabelle1.B" style:family="table-column">
      <style:table-column-properties style:column-width="12.402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 fo:background-color="#ddebf6">
        <style:background-image/>
      </style:table-properties>
    </style:style>
    <style:style style:name="Tabelle2.A" style:family="table-column">
      <style:table-column-properties style:column-width="1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6cm" fo:margin-left="1cm" table:align="left"/>
    </style:style>
    <style:style style:name="Tabelle3.A" style:family="table-column">
      <style:table-column-properties style:column-width="0.691cm"/>
    </style:style>
    <style:style style:name="Tabelle3.B" style:family="table-column">
      <style:table-column-properties style:column-width="15.309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officeooo:rsid="001e16ff" officeooo:paragraph-rsid="001e16ff" style:font-size-asian="12.25pt" style:font-size-complex="14pt"/>
    </style:style>
    <style:style style:name="P2" style:family="paragraph" style:parent-style-name="Text_20_body">
      <style:text-properties fo:font-size="14pt" officeooo:rsid="001e16ff" officeooo:paragraph-rsid="001e16ff" style:font-size-asian="12.25pt" style:font-size-complex="14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List_20_Contents">
      <style:text-properties fo:font-size="14pt" officeooo:rsid="001e16ff" officeooo:paragraph-rsid="001e16ff" style:font-size-asian="12.25pt" style:font-size-complex="14pt"/>
    </style:style>
    <style:style style:name="P5" style:family="paragraph" style:parent-style-name="List_20_Contents">
      <style:paragraph-properties fo:margin-top="0cm" fo:margin-bottom="0.499cm" loext:contextual-spacing="false"/>
    </style:style>
    <style:style style:name="P6" style:family="paragraph" style:parent-style-name="List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List_20_Heading">
      <style:text-properties fo:font-size="14pt" officeooo:rsid="001e16ff" officeooo:paragraph-rsid="001e16ff" style:font-size-asian="12.25pt" style:font-size-complex="14pt"/>
    </style:style>
    <style:style style:name="P10" style:family="paragraph" style:parent-style-name="List_20_Heading">
      <style:paragraph-properties fo:margin-top="0cm" fo:margin-bottom="0.499cm" loext:contextual-spacing="false"/>
    </style:style>
    <style:style style:name="P11" style:family="paragraph" style:parent-style-name="List_20_Heading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RIEBSSYSTEME</text:p>
      <text:p text:style-name="P1"/>
      <text:p text:style-name="P1">weitere Notizen </text:p>
      <text:p text:style-name="P1">Skript zur Vorlesung</text:p>
      <text:p text:style-name="P1"/>
      <text:p text:style-name="P4"><text:span text:style-name="Teletype"><text:span text:style-name="T2">who</text:span></text:span> [<text:span text:style-name="Emphasis">optionsangabe</text:span> ...] [<text:span text:style-name="Emphasis">datei</text:span>] [<text:span text:style-name="Teletype">am</text:span> {<text:span text:style-name="Teletype">i</text:span> |<text:span text:style-name="Teletype"> I</text:span>}] </text:p>
      <text:p text:style-name="List_20_Contents">Option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   </text:p>
          </table:table-cell>
          <table:table-cell table:style-name="Tabelle1.A1" office:value-type="string">
            <text:p text:style-name="Table_20_Contents">-m : Ausgeben des eigenen Benutzernamens mit E-Mail-Adresse 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Table_20_Contents">-q : nur Benutzernamen und Gesamtzahl der aktiven Benutzer ausgeben 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Table_20_Contents">-H : Ausgeben einer Kopfzeile mit Bedeutung der Spalten 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8">Beispiel: </text:p>
            <text:p text:style-name="Preformatted_20_Text"><text:s text:c="4"/><text:span text:style-name="T1">$</text:span> who -H</text:p>
            <text:p text:style-name="Preformatted_20_Text"><text:s text:c="4"/>BENU <text:s text:c="4"/>LEIT <text:s text:c="4"/>LOGIN-ZEIT <text:s text:c="2"/>VON</text:p>
            <text:p text:style-name="P3"><text:s text:c="4"/>fritzsch pts/0 <text:s text:c="3"/>Oct 23 08:44 (ipc42.informatik.htw-dresden.de) </text:p>
          </table:table-cell>
        </table:table-row>
      </table:table>
      <text:p text:style-name="P1"/>
      <text:p text:style-name="P1"/>
      <text:p text:style-name="P2"><text:bookmark text:name="man"/>Help-Informationen über einzelne Kommandos liefert das Kommando <text:span text:style-name="Teletype">man</text:span> (<text:span text:style-name="Emphasis">manual pages</text:span>). </text:p>
      <text:p text:style-name="P5"><text:span text:style-name="Teletype"><text:span text:style-name="T2">man</text:span></text:span> <text:span text:style-name="Emphasis">kommandoname</text:span> </text:p>
      <text:p text:style-name="P5">Das Kommando <text:span text:style-name="Teletype">man</text:span> führt mit dem Benutzer seinerseits einen Dialog (siehe <text:span text:style-name="Teletype">less</text:span>). Durch Eingabe von <text:span text:style-name="Teletype">q</text:span> kann dieser Dialog beendet werden. </text:p>
      <text:p text:style-name="Text_20_body"><text:bookmark text:name="clear"/>Zum Löschen des Bildschirms dient das Kommando <text:span text:style-name="Teletype">clear</text:span>. </text:p>
      <text:p text:style-name="P1"/>
      <text:p text:style-name="P2"><text:bookmark text:name="ls"/><text:span text:style-name="T1">Ausgabe von Verzeichnisinhalten</text:span> Mit dem Kommando <text:span text:style-name="Teletype">ls </text:span>(<text:span text:style-name="Emphasis">list</text:span>) werden die Einträge im aktuellen Verzeichnis angezeigt. </text:p>
      <text:p text:style-name="P5"><text:span text:style-name="Teletype"><text:span text:style-name="T2">ls</text:span></text:span> [ <text:span text:style-name="Emphasis">optionsangabe</text:span> ... ] [ <text:span text:style-name="Emphasis">datei</text:span> ... ] </text:p>
      <text:p text:style-name="List_20_Contents">Optionen: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-l</text:p>
          </table:table-cell>
          <table:table-cell table:style-name="Tabelle3.A1" office:value-type="string">
            <text:p text:style-name="Table_20_Contents">Langform </text:p>
          </table:table-cell>
        </table:table-row>
        <table:table-row>
          <table:table-cell table:style-name="Tabelle3.A1" office:value-type="string">
            <text:p text:style-name="Table_20_Contents">-i </text:p>
          </table:table-cell>
          <table:table-cell table:style-name="Tabelle3.A1" office:value-type="string">
            <text:p text:style-name="Table_20_Contents">mit i-Node-Nummer </text:p>
          </table:table-cell>
        </table:table-row>
        <table:table-row>
          <table:table-cell table:style-name="Tabelle3.A1" office:value-type="string">
            <text:p text:style-name="Table_20_Contents">-s </text:p>
          </table:table-cell>
          <table:table-cell table:style-name="Tabelle3.A1" office:value-type="string">
            <text:p text:style-name="Table_20_Contents">mit Dateigröße in Blöcken </text:p>
          </table:table-cell>
        </table:table-row>
        <table:table-row>
          <table:table-cell table:style-name="Tabelle3.A1" office:value-type="string">
            <text:p text:style-name="Table_20_Contents">-a </text:p>
          </table:table-cell>
          <table:table-cell table:style-name="Tabelle3.A1" office:value-type="string">
            <text:p text:style-name="Table_20_Contents">mit verborgenen Dateien </text:p>
          </table:table-cell>
        </table:table-row>
        <table:table-row>
          <table:table-cell table:style-name="Tabelle3.A1" office:value-type="string">
            <text:p text:style-name="Table_20_Contents">-d</text:p>
          </table:table-cell>
          <table:table-cell table:style-name="Tabelle3.A1" office:value-type="string">
            <text:p text:style-name="Table_20_Contents">falls <text:span text:style-name="Emphasis">datei</text:span> ein Verzeichnis ist: <text:span text:style-name="Teletype">ls</text:span> zeigt Angaben zum Verzeichnis selbst, nicht für die im Verzeichnis enthaltenen Dateien </text:p>
          </table:table-cell>
        </table:table-row>
        <table:table-row>
          <table:table-cell table:style-name="Tabelle3.A1" office:value-type="string">
            <text:p text:style-name="Table_20_Contents">-R </text:p>
          </table:table-cell>
          <table:table-cell table:style-name="Tabelle3.A1" office:value-type="string">
            <text:p text:style-name="Table_20_Contents">mit Unterverzeichnissen (rekursiv) </text:p>
          </table:table-cell>
        </table:table-row>
      </table:table>
      <text:p text:style-name="P1"/>
      <text:p text:style-name="P9"><text:bookmark text:name="mkdir"/><text:span text:style-name="T1">Erzeugen von Verzeichnissen</text:span> (<text:span text:style-name="Teletype">mkdir</text:span> - <text:span text:style-name="Emphasis">make directory</text:span>) </text:p>
      <text:p text:style-name="P5"><text:span text:style-name="Teletype"><text:span text:style-name="T2">mkdir</text:span></text:span> <text:span text:style-name="Emphasis">verzeichnis</text:span> ... </text:p>
      <text:p text:style-name="P5">Voraussetzung ist die Schreiberlaubnis im Vaterverzeichnis. </text:p>
      <text:p text:style-name="P10"><text:bookmark text:name="rmdir"/><text:soft-page-break/><text:span text:style-name="T1">Löschen von Verzeichnissen</text:span> (<text:span text:style-name="Emphasis">remove directory</text:span>) </text:p>
      <text:p text:style-name="P5"><text:span text:style-name="Teletype"><text:span text:style-name="T2">rmdir</text:span></text:span> <text:span text:style-name="Emphasis">verzeichnis</text:span> ... </text:p>
      <text:p text:style-name="P5">Voraussetzung ist, daß das zu löschende Verzeichnis leer ist. </text:p>
      <text:p text:style-name="P9"><text:bookmark text:name="cp"/><text:span text:style-name="T1">Kopieren von Dateien</text:span> (<text:span text:style-name="Teletype">cp</text:span> - <text:span text:style-name="Emphasis">copy</text:span>) Das Kommando <text:span text:style-name="Teletype">cp</text:span> kann in der folgenden Form zum Kopieren einer oder mehrerer Dateien verwendet werden: </text:p>
      <text:p text:style-name="P5"><text:span text:style-name="Teletype"><text:span text:style-name="T2">cp</text:span></text:span>   [<text:span text:style-name="Emphasis">optionsangabe</text:span> ... ] { <text:span text:style-name="Emphasis">quelldatei</text:span> <text:span text:style-name="Emphasis">zieldatei</text:span> } | { <text:span text:style-name="Emphasis">quelldatei</text:span> ... <text:span text:style-name="Emphasis">zielverzeichnis</text:span> } </text:p>
      <text:p text:style-name="P5">Falls bereits eine Datei mit einem Dateinamen <text:span text:style-name="Emphasis">zieldatei</text:span> existiert, wird diese ohne Warnung überschrieben. Bei Angabe der Option <text:span text:style-name="Teletype">-i</text:span> erwartet der Befehl interaktiv eine Bestätigung (y oder n) vor dem Überschreiben einer existierenden Zieldatei. Im Fall einer Parameterangabe <text:span text:style-name="Emphasis">quelldatei</text:span> ... <text:span text:style-name="Emphasis">zielverzeichnis</text:span> werden die Namen der Quelldateien übernommen. </text:p>
      <text:p text:style-name="P9"><text:bookmark text:name="mv"/><text:span text:style-name="T1">Verschieben oder Umbenennen von Dateien</text:span> (<text:span text:style-name="Teletype">mv</text:span> - <text:span text:style-name="Emphasis">move</text:span>) Das Kommando <text:span text:style-name="Teletype">mv</text:span> kann in der folgenden Form zum Umbenennen einer Datei verwendet werden: </text:p>
      <text:p text:style-name="P5"><text:span text:style-name="Teletype"><text:span text:style-name="T2">mv</text:span></text:span>   [<text:span text:style-name="Emphasis">optionsangabe</text:span> ... ] <text:span text:style-name="Emphasis">dateinamealt</text:span> <text:span text:style-name="Emphasis">dateinameneu</text:span></text:p>
      <text:p text:style-name="P5">Die i-Nummer der Datei bleibt dieselbe, die Datei selbst wird auch nicht verändert. Der <text:span text:style-name="Emphasis">dateinameneu</text:span> wird (anstelle von <text:span text:style-name="Emphasis">dateinamealt</text:span>) mit dem Verweis auf den i-Bereich der Datei verknüpft. </text:p>
      <text:p text:style-name="P5">Falls bereits eine Datei mit einem Dateinamen <text:span text:style-name="Emphasis">dateinameneu</text:span> existiert, wird diese ohne Warnung "überschrieben" (zwei unterschiedliche Dateien können nicht im selben Verzeichnis verzeichnet sein, wenn sie denselben Dateinamen besitzen sollen). Bei Angabe der Option <text:span text:style-name="Teletype">-i</text:span> erwartet der Befehl interaktiv eine Bestätigung vor dem Überschreiben existierender Zieldateien. </text:p>
      <text:p text:style-name="P9"><text:bookmark text:name="rm"/><text:span text:style-name="T1">Löschen von Dateien</text:span> (<text:span text:style-name="Emphasis">remove</text:span>) </text:p>
      <text:p text:style-name="P5"><text:span text:style-name="Teletype"><text:span text:style-name="T2">rm</text:span></text:span> [<text:span text:style-name="Emphasis">optionsangabe</text:span> ... ] [<text:span text:style-name="Emphasis">datei</text:span> ... ] </text:p>
      <text:p text:style-name="List_20_Contents">Optionen: <text:span text:style-name="Teletype">-f</text:span> unbedingtes Löschen ohne Rückfrage </text:p>
      <text:p text:style-name="List_20_Contents"/>
      <text:p text:style-name="P11"><text:bookmark text:name="ln"/><text:span text:style-name="T1">Links u. Symbolische Links</text:span> Mit <text:span text:style-name="Teletype">ln</text:span> wird ein neuer Verweis auf eine bereits bestehende Datei eingerichtet: </text:p>
      <text:p text:style-name="P5"><text:span text:style-name="Teletype"><text:span text:style-name="T2">ln</text:span></text:span> [<text:span text:style-name="Emphasis">optionsangabe</text:span> ... ] <text:span text:style-name="Emphasis">dateiname</text:span> <text:span text:style-name="Emphasis">aliasname</text:span></text:p>
      <text:p text:style-name="P5">Das Kommando bewirkt, daß die Datei mit dem <text:span text:style-name="Emphasis">dateiname</text:span>n zusätzlich auch unter dem <text:span text:style-name="Emphasis">aliasname</text:span>n ansprechbar ist. Der <text:span text:style-name="Emphasis">aliasname</text:span> repräsentiert einen "Link" auf die bestehende Datei mit dem <text:span text:style-name="Emphasis">dateiname</text:span>n. Die bei <text:span text:style-name="Teletype">ls -i ...</text:span> angezeigten i-Node-Nummern sind für <text:span text:style-name="Emphasis">dateiname</text:span> und <text:span text:style-name="Emphasis">aliasname</text:span> gleich! <text:line-break/>Es wird eine Warnung ausgegeben und kein Link eingerichtet, wenn eine Datei mit dem Namen <text:span text:style-name="Emphasis">aliasname</text:span> bereits existiert. </text:p>
      <text:p text:style-name="P11"><text:span text:style-name="T1">Suchen in Dateisystemen</text:span> Mit <text:span text:style-name="Teletype">find</text:span> können Dateien in Teilbäumen der Dateihierarchie gesucht werden, die bestimmte Bedingungen erfüllen. Siehe auch <text:a xlink:type="simple" xlink:href="http://www2.htw-dresden.de/%7Efritzsch/BS/bs_script.html#k4s2" text:style-name="Internet_20_link" text:visited-style-name="Visited_20_Internet_20_Link">find</text:a> </text:p>
      <text:p text:style-name="List_20_Heading">Beispiel: </text:p>
      <text:p text:style-name="P5"><text:span text:style-name="Teletype"><text:span text:style-name="T2">find</text:span></text:span><text:span text:style-name="Teletype"> . -name "*emil*" </text:span></text:p>
      <text:p text:style-name="P5"><text:soft-page-break/>sucht im aktuellen Verzeichnis und rekursiv allen Unterverzeichnissen des aktuellen Verzeichnisses nach Dateien, die <text:span text:style-name="Teletype">emil</text:span> als Bestandteil des Namens aufweisen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00:49:22.887000000</meta:creation-date>
    <dc:date>2015-11-07T00:57:40.207000000</dc:date>
    <meta:editing-duration>PT8M18S</meta:editing-duration>
    <meta:editing-cycles>1</meta:editing-cycles>
    <meta:document-statistic meta:table-count="3" meta:image-count="0" meta:object-count="0" meta:page-count="3" meta:paragraph-count="55" meta:word-count="520" meta:character-count="3712" meta:non-whitespace-character-count="3168"/>
    <meta:generator>LibreOffice/4.4.6.3$Windows_x86 LibreOffice_project/e8938fd3328e95dcf59dd64e7facd2c7d67c704d</meta:generator>
  </office:meta>
</office:document-meta>
</file>